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The narratives of the West perform the strangest dance around that fire in which miscegenation and its practitioners have been condemned to burn. Among the flames we see the old women of Salem hanging, accused of sexual relations with the black devil; we suspect they died because they crossed a different border, one that prohibits women from managing property and living solitary, unmanaged lives. The flames devour the Jews of thirteenth-century England, who stole children from proper families and baked seder matzo with their blood; as a menace to the survival of English race and culture, they were expelled from the country and their property confiscated. A competing narrative again implicates monstrous economics—the Jews were the money lenders, the state and its commerce were heavily indebted to them—but this second story is submerged in a horrifying fable of cultural purity and threat to Christian continuance. As the American frontier expanded beneath the banner of Manifest Destiny in the nineteenth century, tales circulated about how “Indians” routinely kidnapped white women to furnish wives for themselves; the West was a place of danger waiting to be tamed into farms, its menacing native inhabitants fit only to be dispossessed. It matters little that the protagonist of Richard Wright’s Native Son did not rape and butcher his employer’s daughter; that narrative is supplied by the police, by an angry white society, indeed by Western history itself. In the novel, as in life, the threat occurs when a nonwhite leaves the reserve abandoned to him; Wright envisions what happens when the horizon of narrative expectation is firmly set, and his conclusion (born out in seventeenth-century Salem, medieval England, and nineteenth-century America) is that the actual circumstances of history tend to vanish when a narrative of miscegenation can be supplied. The monster is transgressive, too sexual, perversely erotic, a lawbreaker; and so the monster and all that it embodies must be exiled or destroyed. The repressed, however, like Freud himself, always seems to return.</text:p>
      <text:h text:style-name="Heading_20_4" text:outline-level="4"><text:bookmark-start text:name="thesis-vi-fear-of-the-monster-is-really-a-kind-of-desire"/>Thesis VI: Fear of the Monster Is Really a Kind of Desire<text:bookmark-end text:name="thesis-vi-fear-of-the-monster-is-really-a-kind-of-desire"/></text:h>
      <text:p text:style-name="First_20_paragraph">The monster is continually linked to forbidden practices, in order to normalize and to enforce. The monster also attracts. The same creatures who terrify and interdict can evoke potent escapist fantasies; the linking of monstrosity with the forbidden makes the monster all the more appealing as a temporary egress from constraint. This simultaneous repulsion and attraction at the core of the monster’s composition accounts greatly for its continued cultural popularity, for the fact that the monster seldom can be contained in a simple, binary dialectic (thesis, antithesis… no synthesis). We distrust and loathe the monster at the same time we envy its freedom, and perhaps its sublime despair. Through the body of the monster fantasies of aggression, domination, and inversion are allowed safe expression in a clearly delimited and per- manently liminal space. Escapist delight gives way to horror only when the monster threatens to overstep these boundaries, to destroy or deconstruct the thin walls of category and culture. When contained by geographic, generic, or epistemic marginalization, the monster can function as an alter ego, as an alluring projection of (an Other) self. The monster awakens one to the pleasures of the body, to the simple and fleeting joys of being frightened, or frightening—to the experience of mortality and corporality. We watch the monstrous spectacle of the horror film because we know that the cinema is a temporary place, that the jolting sensuousness of the celluloid images will be followed by reentry into the world of comfort and light. Likewise, the story on the page before us may horrify (whether it appears in the New York Times news section or Stephen King’s latest novel matters little), so long as we are safe in the knowledge of its nearing end (the number of pages in our right hand is dwindling) and our liberation from it. Aurally received narratives work no differently; no matter how unsettling the description of the giant, no matter how many unbaptized children and hapless knights he devours, King Arthur will ultimately destroy him. The audience knows how the genre works.</text:p>
      <text:p text:style-name="Horizontal_20_Line"/>
      <text:p text:style-name="First_20_paragraph">No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